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>
        <style:tab-stops>
          <style:tab-stop style:position="2.974cm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.5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xml:id="ct115070200" text:id="ct115070200">
          <text:insertion>
            <office:change-info>
              <dc:creator>Luc Saffre</dc:creator>
              <dc:date>2012-05-28T22:57:00</dc:date>
            </office:change-info>
          </text:insertion>
        </text:changed-region>
        <text:changed-region xml:id="ct113967296" text:id="ct113967296">
          <text:insertion>
            <office:change-info>
              <dc:creator>Luc Saffre</dc:creator>
              <dc:date>2012-05-31T13:47:00</dc:date>
            </office:change-info>
          </text:insertion>
        </text:changed-region>
        <text:changed-region xml:id="ct115125776" text:id="ct115125776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5112880" text:id="ct115112880">
          <text:insertion>
            <office:change-info>
              <dc:creator>Luc Saffre</dc:creator>
              <dc:date>2012-05-28T23:04:00</dc:date>
            </office:change-info>
          </text:insertion>
        </text:changed-region>
        <text:changed-region xml:id="ct113992112" text:id="ct113992112">
          <text:insertion>
            <office:change-info>
              <dc:creator>Luc Saffre</dc:creator>
              <dc:date>2012-05-28T23:0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change-start text:change-id="ct115070200"/>self<text:change-end text:change-id="ct115070200"/></text:h>
      <text:p text:style-name="P1"/>
      <text:p text:style-name="P2">Klient: <text:tab/><text:change-start text:change-id="ct113967296"/>self.person.address(', ')<text:change-end text:change-id="ct113967296"/></text:p>
      <text:p text:style-name="Standard"/>
      <text:p text:style-name="Standard">Sozialarbeiter: <text:change-start text:change-id="ct115125776"/>self.user<text:change-end text:change-id="ct115125776"/></text:p>
      <text:p text:style-name="Standard">Datum und Uhrzeit : <text:change-start text:change-id="ct115112880"/>self.sent<text:change-end text:change-id="ct115112880"/></text:p>
      <text:p text:style-name="Standard">Ticket BCSS: <text:change-start text:change-id="ct113992112"/>self.ticket<text:change-end text:change-id="ct113992112"/></text:p>
      <text:h text:style-name="Heading_20_2" text:outline-level="2">Resultate</text:h>
      <text:p text:style-name="Text_20_body">foo<office:annotation><dc:creator>Luc Saffre</dc:creator><dc:date>2012-06-13T12:04:12.39</dc:date><text:p text:style-name="P4"><text:span text:style-name="T1">do text</text:span></text:p><text:p text:style-name="P4"><text:span text:style-name="T1">from table(self.Result(ar))</text:span></text:p></office:annotation>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2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2-05-28T22:57:02.53</meta:creation-date>
    <dc:date>2012-06-13T20:33:43.34</dc:date>
    <dc:creator>Luc Saffre</dc:creator>
    <meta:editing-duration>PT41M44S</meta:editing-duration>
    <meta:editing-cycles>17</meta:editing-cycles>
    <meta:generator>LibreOffice/3.4$Win32 LibreOffice_project/340m1$Build-402</meta:generator>
    <meta:document-statistic meta:table-count="0" meta:image-count="0" meta:object-count="0" meta:page-count="1" meta:paragraph-count="7" meta:word-count="17" meta:character-count="129" meta:non-whitespace-character-count="119"/>
  </office:meta>
</office:document-meta>
</file>